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0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1.281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164fb6" officeooo:paragraph-rsid="00164fb6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paragraph-rsid="0035801a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1f217c" officeooo:paragraph-rsid="001f217c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382e4f" officeooo:paragraph-rsid="00382e4f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47612e" officeooo:paragraph-rsid="0047612e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4c99ec" officeooo:paragraph-rsid="004c99ec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34c560" officeooo:paragraph-rsid="0034c560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4fe2a5" officeooo:paragraph-rsid="004fe2a5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fo:background-color="#ffff00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fo:background-color="transparent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paragraph-rsid="001c9342" fo:background-color="transparent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" fo:font-size="12pt" fo:font-weight="bold" officeooo:rsid="0033c144" officeooo:paragraph-rsid="0033c144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ffff" loext:opacity="100%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6" style:family="paragraph" style:parent-style-name="Table_20_Contents" style:list-style-name="L1">
      <style:text-properties style:font-name="Liberation Sans" fo:font-size="12pt" fo:font-weight="normal" officeooo:paragraph-rsid="004b710b" style:font-size-asian="12pt" style:font-weight-asian="normal" style:font-size-complex="12pt" style:font-weight-complex="normal"/>
    </style:style>
    <style:style style:name="P27" style:family="paragraph" style:parent-style-name="Table_20_Contents" style:list-style-name="L1">
      <style:text-properties style:font-name="Liberation Sans" fo:font-size="12pt" fo:font-weight="normal" officeooo:rsid="00220ae6" officeooo:paragraph-rsid="004b710b" style:font-size-asian="12pt" style:font-weight-asian="normal" style:font-size-complex="12pt" style:font-weight-complex="normal"/>
    </style:style>
    <style:style style:name="P28" style:family="paragraph" style:parent-style-name="Table_20_Contents" style:list-style-name="L2">
      <style:text-properties style:font-name="Liberation Sans" fo:font-size="12pt" fo:font-weight="normal" officeooo:rsid="004c99ec" officeooo:paragraph-rsid="004c99ec" style:font-size-asian="12pt" style:font-weight-asian="normal" style:font-size-complex="12pt" style:font-weight-complex="normal"/>
    </style:style>
    <style:style style:name="P29" style:family="paragraph" style:parent-style-name="Table_20_Contents" style:list-style-name="L2">
      <style:text-properties style:font-name="Liberation Sans" fo:font-size="12pt" fo:font-weight="normal" officeooo:rsid="005650d0" officeooo:paragraph-rsid="005650d0" style:font-size-asian="12pt" style:font-weight-asian="normal" style:font-size-complex="12pt" style:font-weight-complex="normal"/>
    </style:style>
    <style:style style:name="P30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paragraph-rsid="004fe2a5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style:font-name="Liberation Sans" fo:font-size="12pt" fo:font-weight="normal" fo:background-color="transparent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28f2b0" officeooo:paragraph-rsid="004b710b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4fe2a5" officeooo:paragraph-rsid="004fe2a5" style:font-size-asian="12pt" style:font-weight-asian="bold" style:font-size-complex="12pt" style:font-weight-complex="bold"/>
    </style:style>
    <style:style style:name="P34" style:family="paragraph" style:parent-style-name="Table_20_Contents">
      <style:text-properties style:font-name="Liberation Sans" fo:font-size="12pt" fo:font-weight="bold" fo:background-color="transparent" style:font-size-asian="12pt" style:font-weight-asian="bold" style:font-size-complex="12pt" style:font-weight-complex="bold"/>
    </style:style>
    <style:style style:name="T1" style:family="text">
      <style:text-properties fo:color="#ffffff" loext:opacity="100%" officeooo:rsid="000b6921"/>
    </style:style>
    <style:style style:name="T2" style:family="text">
      <style:text-properties fo:color="#ffffff" loext:opacity="100%" officeooo:rsid="000e1ed6"/>
    </style:style>
    <style:style style:name="T3" style:family="text">
      <style:text-properties fo:color="#ffffff" loext:opacity="100%" officeooo:rsid="000ef703"/>
    </style:style>
    <style:style style:name="T4" style:family="text">
      <style:text-properties officeooo:rsid="003912ca"/>
    </style:style>
    <style:style style:name="T5" style:family="text">
      <style:text-properties officeooo:rsid="003f8c7a"/>
    </style:style>
    <style:style style:name="T6" style:family="text">
      <style:text-properties officeooo:rsid="004aeaa9"/>
    </style:style>
    <style:style style:name="T7" style:family="text">
      <style:text-properties officeooo:rsid="002ae730"/>
    </style:style>
    <style:style style:name="T8" style:family="text">
      <style:text-properties officeooo:rsid="004fe2a5"/>
    </style:style>
    <style:style style:name="T9" style:family="text">
      <style:text-properties officeooo:rsid="0035801a"/>
    </style:style>
    <style:style style:name="T10" style:family="text">
      <style:text-properties officeooo:rsid="0049599c"/>
    </style:style>
    <style:style style:name="T11" style:family="text">
      <style:text-properties officeooo:rsid="00259b04"/>
    </style:style>
    <style:style style:name="T12" style:family="text">
      <style:text-properties officeooo:rsid="00220ae6"/>
    </style:style>
    <style:style style:name="T13" style:family="text">
      <style:text-properties officeooo:rsid="0055cd77"/>
    </style:style>
    <style:style style:name="T14" style:family="text">
      <style:text-properties officeooo:rsid="005303ba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498f65" fo:background-color="transparent" loext:char-shading-value="0"/>
    </style:style>
    <style:style style:name="T17" style:family="text">
      <style:text-properties officeooo:rsid="0021b051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23"><text:span text:style-name="T1">Nome do caso de uso: </text:span><text:span text:style-name="T2">UC - </text:span><text:span text:style-name="T3">001</text:span></text:p>
          </table:table-cell>
          <table:covered-table-cell/>
        </table:table-row>
        <table:table-row>
          <table:table-cell table:style-name="Tabela1.A2" office:value-type="string">
            <text:p text:style-name="P17">Ator principal</text:p>
          </table:table-cell>
          <table:table-cell table:style-name="Tabela1.B2" office:value-type="string">
            <text:p text:style-name="P4">Recepcionista</text:p>
          </table:table-cell>
        </table:table-row>
        <table:table-row>
          <table:table-cell table:style-name="Tabela1.A2" office:value-type="string">
            <text:p text:style-name="P17">Ator secundário</text:p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24">Descrição</text:p>
          </table:table-cell>
          <table:table-cell table:style-name="Tabela1.B2" office:value-type="string">
            <text:p text:style-name="P5"><text:span text:style-name="T9">Cadastrar </text:span><text:span text:style-name="T10">cliente</text:span></text:p>
          </table:table-cell>
        </table:table-row>
        <table:table-row>
          <table:table-cell table:style-name="Tabela1.A2" office:value-type="string">
            <text:p text:style-name="P18">Pré-condição</text:p>
          </table:table-cell>
          <table:table-cell table:style-name="Tabela1.B2" office:value-type="string">
            <text:p text:style-name="P2"/>
          </table:table-cell>
        </table:table-row>
        <table:table-row table:style-name="Tabela1.6">
          <table:table-cell table:style-name="Tabela1.A2" office:value-type="string">
            <text:p text:style-name="P18">Pós-condição</text:p>
          </table:table-cell>
          <table:table-cell table:style-name="Tabela1.B2" office:value-type="string">
            <text:p text:style-name="P6">Exibir os dados cadastrados <text:span text:style-name="T4">no próprio formulário.</text:span></text:p>
          </table:table-cell>
        </table:table-row>
        <table:table-row table:style-name="Tabela1.7">
          <table:table-cell table:style-name="Tabela1.A7" office:value-type="string">
            <text:p text:style-name="P19">Entradas</text:p>
          </table:table-cell>
          <table:table-cell table:style-name="Tabela1.B7" office:value-type="string">
            <text:p text:style-name="P14"/>
            <text:p text:style-name="P34">Campos pessoal<text:span text:style-name="T6"> básicos</text:span></text:p>
            <text:p text:style-name="P15">TEXTO - Nome</text:p>
            <text:p text:style-name="P15">TEXTO - <text:span text:style-name="T5">CPF</text:span></text:p>
            <text:p text:style-name="P15">SELETOR - Sexo</text:p>
            <text:p text:style-name="P3"><text:span text:style-name="T16">DATA</text:span><text:span text:style-name="T15"> - Nascimento</text:span></text:p>
            <text:p text:style-name="P15">SELETOR - Nacionalidade</text:p>
            <text:p text:style-name="P15">TEXTO - Nome do pai</text:p>
            <text:p text:style-name="P15">TEXTO - Nome da mãe</text:p>
            <text:p text:style-name="P15"/>
            <text:p text:style-name="P34">Campos de endereço</text:p>
            <text:p text:style-name="P15">TEXTO - Cep</text:p>
            <text:p text:style-name="P15">TEXTO - Rua</text:p>
            <text:p text:style-name="P15">TEXTO - Quadra</text:p>
            <text:p text:style-name="P15">TEXTO - Lote</text:p>
            <text:p text:style-name="P15">TEXTO - Número</text:p>
            <text:p text:style-name="P15">TEXTO - Bairro</text:p>
            <text:p text:style-name="P15">TEXTO - Cidade</text:p>
            <text:p text:style-name="P3"><text:span text:style-name="T17">SELETOR</text:span> - UF</text:p>
            <text:p text:style-name="P15">TEXTO - Complemento</text:p>
            <text:p text:style-name="P15"/>
            <text:p text:style-name="P34">Campos de contato</text:p>
            <text:p text:style-name="P15">TEXTO - Telefone</text:p>
            <text:p text:style-name="P16">TEXTO - E-mail</text:p>
            <text:p text:style-name="P15"/>
          </table:table-cell>
        </table:table-row>
        <table:table-row>
          <table:table-cell table:style-name="Tabela1.A2" office:value-type="string">
            <text:p text:style-name="P20">Prioridade</text:p>
          </table:table-cell>
          <table:table-cell table:style-name="Tabela1.B2" office:value-type="string">
            <text:p text:style-name="P7">Essencial</text:p>
          </table:table-cell>
        </table:table-row>
        <table:table-row>
          <table:table-cell table:style-name="Tabela1.A9" table:number-columns-spanned="2" office:value-type="string">
            <text:p text:style-name="P25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21">Fluxo principal</text:p>
          </table:table-cell>
          <table:table-cell table:style-name="Tabela1.B7" office:value-type="string">
            <text:p text:style-name="P8"/>
            <text:list text:style-name="L1">
              <text:list-item>
                <text:p text:style-name="P26"><text:span text:style-name="T11">Preencher</text:span><text:span text:style-name="T12"> </text:span><text:span text:style-name="T11">os dados</text:span></text:p>
              </text:list-item>
              <text:list-item>
                <text:p text:style-name="P27"><text:span text:style-name="T7">Clicar em s</text:span>alvar</text:p>
              </text:list-item>
            </text:list>
            <text:p text:style-name="P9"/>
          </table:table-cell>
        </table:table-row>
        <table:table-row table:style-name="Tabela1.11">
          <table:table-cell table:style-name="Tabela1.A7" office:value-type="string">
            <text:p text:style-name="P21">Fluxo secundário</text:p>
          </table:table-cell>
          <table:table-cell table:style-name="Tabela1.B7" office:value-type="string">
            <text:p text:style-name="P8"/>
            <text:p text:style-name="P32">Preencher dados obrigatórios</text:p>
            <text:p text:style-name="P8"/>
            <text:list text:style-name="L2">
              <text:list-item>
                <text:p text:style-name="P28">Nome</text:p>
              </text:list-item>
              <text:list-item>
                <text:p text:style-name="P28">CPF</text:p>
              </text:list-item>
              <text:list-item>
                <text:p text:style-name="P28">Data de nascimento</text:p>
              </text:list-item>
              <text:list-item>
                <text:p text:style-name="P29">Telefone</text:p>
              </text:list-item>
            </text:list>
            <text:p text:style-name="P10"/>
          </table:table-cell>
        </table:table-row>
        <text:soft-page-break/>
        <table:table-row table:style-name="Tabela1.11">
          <table:table-cell table:style-name="Tabela1.A12" office:value-type="string">
            <text:p text:style-name="P22">Regras</text:p>
          </table:table-cell>
          <table:table-cell table:style-name="Tabela1.B12" office:value-type="string">
            <text:p text:style-name="P11"/>
            <text:p text:style-name="P11"/>
            <text:p text:style-name="P11"/>
            <text:p text:style-name="P33">Regras</text:p>
            <text:p text:style-name="P12"/>
            <text:list text:style-name="L3">
              <text:list-item>
                <text:p text:style-name="P30"><text:span text:style-name="T13">Não permitir mais de um cadastro com o mesmo </text:span><text:span text:style-name="T8">CPF</text:span><text:span text:style-name="T13">.</text:span></text:p>
              </text:list-item>
            </text:list>
            <text:p text:style-name="P11"/>
          </table:table-cell>
        </table:table-row>
        <table:table-row>
          <table:table-cell table:style-name="Tabela1.A13" office:value-type="string">
            <text:p text:style-name="P21">Versão</text:p>
          </table:table-cell>
          <table:table-cell table:style-name="Tabela1.B13" office:value-type="string">
            <text:p text:style-name="P13"><text:span text:style-name="T14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26T14:21:39.391726297</meta:creation-date>
    <dc:date>2022-10-13T10:35:50.130000000</dc:date>
    <meta:editing-duration>PT1H55M42S</meta:editing-duration>
    <meta:editing-cycles>69</meta:editing-cycles>
    <meta:generator>LibreOffice/7.4.2.3$Windows_X86_64 LibreOffice_project/382eef1f22670f7f4118c8c2dd222ec7ad009daf</meta:generator>
    <meta:document-statistic meta:table-count="1" meta:image-count="0" meta:object-count="0" meta:page-count="2" meta:paragraph-count="48" meta:word-count="138" meta:character-count="747" meta:non-whitespace-character-count="664"/>
  </office:meta>
</office:document-meta>
</file>